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T Sans" svg:font-family="'PT Sans', Arial, Helvetica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officeooo:paragraph-rsid="001abed5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text-indent="0cm" style:auto-text-indent="false"/>
      <style:text-properties fo:font-variant="normal" fo:text-transform="none" fo:color="#800000" style:font-name="Consola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text-indent="0cm" style:auto-text-indent="false"/>
      <style:text-properties fo:font-variant="normal" fo:text-transform="none" fo:color="#800000" style:font-name="Consolas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text-indent="0cm" style:auto-text-indent="false"/>
      <style:text-properties fo:font-variant="normal" fo:text-transform="none" fo:color="#800000" style:font-name="Consolas" fo:font-size="12pt" fo:letter-spacing="normal" fo:font-style="normal" fo:font-weight="normal" officeooo:paragraph-rsid="001abed5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abed5" style:font-size-asian="8.75pt" style:font-size-complex="10pt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abed5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text-indent="0cm" style:auto-text-indent="false"/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text-indent="0cm" style:auto-text-indent="false" fo:break-before="page"/>
      <style:text-properties fo:font-variant="normal" fo:text-transform="none" fo:color="#800000" style:font-name="Consolas" fo:font-size="12pt" fo:letter-spacing="normal" fo:font-style="normal" fo:font-weight="normal" officeooo:paragraph-rsid="001abed5" style:font-size-asian="12pt" style:font-size-complex="12pt"/>
    </style:style>
    <style:style style:name="T1" style:family="text">
      <style:text-properties officeooo:rsid="001abed5"/>
    </style:style>
    <style:style style:name="T2" style:family="text">
      <style:text-properties fo:color="#000000" fo:font-size="10pt" officeooo:rsid="001abed5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TATS</text:p>
      <text:p text:style-name="P3">1- Quin tipus d'empresa és KDH i Tres Abejas?</text:p>
      <text:p text:style-name="P4"><text:span text:style-name="T2">KDH es una companyia farmacèutica i es la companyia aliada que tenen a africa per anar passant els fàrmacs i distribuir-los a la gent.</text:span></text:p>
      <text:p text:style-name="P3"/>
      <text:p text:style-name="P3">2- Creus que els experiments portats a terme amb la Dypraxa a Kenya estan condicionats per l'entorn? Creus que l'empresa es comportaria de la mateixa manera a Europa?</text:p>
      <text:p text:style-name="P6"><text:span text:style-name="T1">Si, ja que al taxa de mortalitat es molt alta i les grans quantitats de mort es poden justificar, sense tenir en conta que colca empresa passava fàrmacs per provar.</text:span></text:p>
      <text:p text:style-name="P6"><text:span text:style-name="T1">No, ni podria, hi ha massa restriccions per poder-ho fer com volgués.</text:span></text:p>
      <text:p text:style-name="P7"/>
      <text:p text:style-name="P4">3- Creus que aquests tipus d'experiments es realitzen a l'Àfrica perqué l'entorn legal<text:bookmark text:name="yui_3_9_1_3_1414581690815_206"/><text:bookmark text:name="yui_3_9_1_3_1414581690815_205"/> i administratiu pot ser més corrupte i obviar aspectes com el consentiment informat dels pacients? Aquestes empreses haurien d'utilitzar els mateixos codis ètics als seus països d'origen que als països en els quals realitzen els experiments? </text:p>
      <text:p text:style-name="P5"><text:span text:style-name="T1">Si, el que mou el mon ara mateix es els doblers, Àfrica esta molt necessitada de doblers, si lis dones el que volen ells prendran les mesures per tenir-ho.</text:span></text:p>
      <text:p text:style-name="P5"><text:span text:style-name="T1">Haurien de aplicar els codis ètics del seu país, però com es poden botar-ho s'aprofiten.</text:span></text:p>
      <text:p text:style-name="P4"/>
      <text:p text:style-name="P4">4- Creus que la política d'RSC, de KDH i TRES ABEJAS és legal? És Ètica? La finalitat és aconseguir un medicament que s'usarà <text:span text:style-name="T1">principalment</text:span> a l'Àfrica. Creus que el fi justifica els mitjans?</text:p>
      <text:p text:style-name="P6"><text:span text:style-name="T1">No, ho fan a “amagades”.</text:span></text:p>
      <text:p text:style-name="P6"><text:span text:style-name="T1">No, en qualsevol tipus de objectius, sempre es te que tenir en conta els demès, però avui en dia es mira molt per lo personal.</text:span></text:p>
      <text:p text:style-name="P4"/>
      <text:p text:style-name="P8"/>
      <text:p text:style-name="P3">5- Imagina les conseqüències que podria tenir per a KDH que es descobrissin les irregularitats comeses a Kenya. Sortiria perjudicada la seva imatge d'empresa? Com creus que podria reaccionar l'empresa?.v</text:p>
      <text:p text:style-name="P1"><text:span text:style-name="T1">Si, bastant, trob que la gran majoria deixaria de comprar i entraria en branqui.</text:span></text:p>
      <text:p text:style-name="P1"><text:span text:style-name="T1">Idò amagant les proves, fent el possible per que no surti perjudicad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T Sans" svg:font-family="'PT Sans', Arial, Helvetica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nsalonic </meta:initial-creator>
    <meta:creation-date>2014-10-29T12:28:08</meta:creation-date>
    <dc:date>2014-10-29T13:39:01</dc:date>
    <dc:creator>lsansalonic </dc:creator>
    <meta:editing-duration>PT55M42S</meta:editing-duration>
    <meta:editing-cycles>1</meta:editing-cycles>
    <meta:document-statistic meta:table-count="0" meta:image-count="0" meta:object-count="0" meta:page-count="2" meta:paragraph-count="15" meta:word-count="316" meta:character-count="1854" meta:non-whitespace-character-count="1551"/>
    <meta:generator>LibreOffice/4.0.2.2$Linux_X86_64 LibreOffice_project/400m0$Build-2</meta:generator>
  </office:meta>
</office:document-meta>
</file>